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5ab7" officeooo:paragraph-rsid="001a5a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weight="normal" officeooo:rsid="001a5ab7" officeooo:paragraph-rsid="001a5ab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b957" officeooo:paragraph-rsid="001ab9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d95d" officeooo:paragraph-rsid="001ad95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e58f" officeooo:paragraph-rsid="001ee5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abc7" officeooo:paragraph-rsid="0020ab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0ee3" officeooo:paragraph-rsid="00210e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0e24" officeooo:paragraph-rsid="00220e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dcf4" officeooo:paragraph-rsid="0023dcf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41b17" officeooo:paragraph-rsid="00241b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1a5ab7" officeooo:paragraph-rsid="001a5ab7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italic" fo:font-weight="normal" officeooo:rsid="00241b17" officeooo:paragraph-rsid="00241b17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italic" fo:font-weight="normal" officeooo:rsid="0023811c" officeooo:paragraph-rsid="0023811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0abc7"/>
    </style:style>
    <style:style style:name="T2" style:family="text">
      <style:text-properties officeooo:rsid="00210ee3"/>
    </style:style>
    <style:style style:name="T3" style:family="text">
      <style:text-properties officeooo:rsid="00214f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1b17"/>
    </style:style>
    <style:style style:name="T6" style:family="text">
      <style:text-properties officeooo:rsid="00243dc7"/>
    </style:style>
    <style:style style:name="T7" style:family="text">
      <style:text-properties officeooo:rsid="00263df4"/>
    </style:style>
    <style:style style:name="T8" style:family="text">
      <style:text-properties officeooo:rsid="0029270b"/>
    </style:style>
    <style:style style:name="T9" style:family="text">
      <style:text-properties officeooo:rsid="002abc9c"/>
    </style:style>
    <style:style style:name="T10" style:family="text">
      <style:text-properties officeooo:rsid="002ca061"/>
    </style:style>
    <style:style style:name="T11" style:family="text">
      <style:text-properties officeooo:rsid="002de161"/>
    </style:style>
    <style:style style:name="T12" style:family="text">
      <style:text-properties officeooo:rsid="002e9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to Programmazione di Reti</text:p>
      <text:p text:style-name="P2"/>
      <text:p text:style-name="P2"/>
      <text:p text:style-name="P3">Daniele Muffato</text:p>
      <text:p text:style-name="P3">daniele.muffato@studio.unibo.it</text:p>
      <text:p text:style-name="P3">Anno accademico: 2023/2024</text:p>
      <text:p text:style-name="P3"/>
      <text:p text:style-name="P2"/>
      <text:p text:style-name="P11"><text:span text:style-name="T4">Funzionamento del programma</text:span>:</text:p>
      <text:p text:style-name="P6"/>
      <text:p text:style-name="P6">Il codice sviluppato consiste di tre file python: ‘main.py’, ‘lib/ping.py’, ‘lib/utilities.py’.</text:p>
      <text:p text:style-name="P7"/>
      <text:p text:style-name="P7">Il file ‘main.py’ è l’entry point del programma, e si occupa di leggere gli indirizzi IP passati in input, e per ogni indirizzo IP controlla sequenzialmente lo stato, usando la funzione ‘check_status’ definita nel file ‘lib/ping.py’.</text:p>
      <text:p text:style-name="P7"/>
      <text:p text:style-name="P8">Nel file ‘lib/ping.py’ è presente solo la funzione ‘check_status’, che inizializza un pacchetto ICMP, lo invia tramite una socket all’indirizzo IP specificato, <text:span text:style-name="T2">legge la risposta da cui estrai i parametri ‘type’, ‘code’, ‘identifier’, ‘sequence number’ che vengono utilizzati per controllare se la risposta è valida.</text:span></text:p>
      <text:p text:style-name="P9">I primi due parametri sono utilizzati per sapere il tipo del pacchetto ICMP, per cui <text:span text:style-name="T3">viene </text:span>controll<text:span text:style-name="T3">ato</text:span> se sono entrambi zero (che significa che il pacchetto rappresenta una risposta alla richiesta di ping), mentre gli altri due parametri sono utilizzati per <text:span text:style-name="T3">controllare a quale ping la risposta si riferisce, e quindi viene controllato se coincidono con quelli </text:span><text:span text:style-name="T7">del pacchetto appena </text:span><text:span text:style-name="T3">invat</text:span><text:span text:style-name="T7">o</text:span><text:span text:style-name="T3">.</text:span></text:p>
      <text:p text:style-name="P10"/>
      <text:p text:style-name="P10">Il file ‘lib/utilities.py’ contiene solo tre funzioni: ‘randbyte’, <text:span text:style-name="T10">che </text:span><text:s/>genera un numero <text:span text:style-name="T10">casuale tra 0 e 255</text:span>, ‘checksum’ che permette di calcolare l’internet checksum su una sequenza di byte, e la funzione ‘add_carry’ per le eseguire le somme <text:span text:style-name="T10">(usata dalla funzione ‘checksum’)</text:span>.</text:p>
      <text:p text:style-name="P6"/>
      <text:p text:style-name="P6"/>
      <text:p text:style-name="P6"><text:span text:style-name="T4">Moduli utilizzati dal codice</text:span> (necessari per l’esecuzione):</text:p>
      <text:p text:style-name="P6">- ‘sys’</text:p>
      <text:p text:style-name="P6">- ‘random’</text:p>
      <text:p text:style-name="P6">- ‘socket’</text:p>
      <text:p text:style-name="P15">Nota: tutti i moduli sono parte della libreria standard di python!</text:p>
      <text:p text:style-name="P13"/>
      <text:p text:style-name="P2"/>
      <text:p text:style-name="P11"><text:span text:style-name="T4">Come eseguire il codice</text:span>:</text:p>
      <text:p text:style-name="P11">Eseguire il file main.py da linea di commando, passando come argomenti gli indirizzi IP di cui si vuole controllare lo stato.</text:p>
      <text:p text:style-name="P12">Se vogliamo controllare lo stato per gli indirizzi 10.201.107.133 e 8.8.8.8, e la <text:span text:style-name="T12">ci troviamo nella cartella</text:span> che contiene il file ‘main.py’, dovremo scrivere:</text:p>
      <text:p text:style-name="P11">- <text:span text:style-name="T9">su</text:span> <text:span text:style-name="T5">Windows : ‘python.exe .\main.py 10.201.107.133 8.8.8.8’</text:span></text:p>
      <text:p text:style-name="P11">- <text:span text:style-name="T9">su</text:span><text:span text:style-name="T5"> Linux: ‘sudo python3 ./main.py 10.201.107.133 8.8.8.8’</text:span></text:p>
      <text:p text:style-name="P14">Nota: in linux python richiede i privilegi di root per poter creare <text:span text:style-name="T11">una </text:span>socket IP. Si consiglia l’esecuzione in una macchina virtuale!</text:p>
      <text:p text:style-name="P11"/>
      <text:p text:style-name="P11"/>
      <text:p text:style-name="P12"><text:span text:style-name="T4">Note aggiuntive</text:span>:</text:p>
      <text:p text:style-name="P12">- le richieste di ping senza risposta, richiedono di aspettare un timeout di 5 secondi. Per cambiare tale timeout <text:span text:style-name="T6">si può cambiare il valore della variab</text:span><text:span text:style-name="T8">i</text:span><text:span text:style-name="T6">le ‘TIMEOUT’ nel file ‘lib/ping.py’ a riga 24.</text:span></text:p>
      <text:p text:style-name="P12">- <text:span text:style-name="T9">su linux, </text:span><text:span text:style-name="T6">localhost o 127.0.0.1 viene considerato offline dal codice. Questo perché il codice legge la richiesta di ping inviata come se fosse la risposta effetti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51:12.488580266</meta:creation-date>
    <dc:date>2024-05-09T10:48:04.673956633</dc:date>
    <meta:editing-duration>PT1H20M36S</meta:editing-duration>
    <meta:editing-cycles>21</meta:editing-cycles>
    <meta:generator>LibreOffice/24.2.3.2$Linux_X86_64 LibreOffice_project/420$Build-2</meta:generator>
    <meta:document-statistic meta:table-count="0" meta:image-count="0" meta:object-count="0" meta:page-count="1" meta:paragraph-count="24" meta:word-count="381" meta:character-count="2534" meta:non-whitespace-character-count="2176"/>
  </office:meta>
</office:document-meta>
</file>